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]+0.25*(['lowered HV layers'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'lowered HV layers'.G1]+0.25*(['lowered HV layers'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'lowered HV layers'.L1]+0.25*(['lowered HV layers'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]+0.25*(['lowered HV layers'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2]+0.25*(['lowered HV layers'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3]+0.25*(['lowered HV layers'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3]+0.25*(['lowered HV layers'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4]+0.25*(['lowered HV layers'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4]+0.25*(['lowered HV layers'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5]+0.25*(['lowered HV layers'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5]+0.25*(['lowered HV layers'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6]+0.25*(['lowered HV layers'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7]+0.25*(['lowered HV layers'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8]+0.25*(['lowered HV layers'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9]+0.25*(['lowered HV layers'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0]+0.25*(['lowered HV layers'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1]+0.25*(['lowered HV layers'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2]+0.25*(['lowered HV layers'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3]+0.25*(['lowered HV layers'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14]+0.25*(['lowered HV layers'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5]+0.25*(['lowered HV layers'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6]+0.25*(['lowered HV layers'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7]+0.25*(['lowered HV layers'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8]+0.25*(['lowered HV layers'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9]+0.25*(['lowered HV layers'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0]+0.25*(['lowered HV layers'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1]+0.25*(['lowered HV layers'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2]+0.25*(['lowered HV layers'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3]+0.25*(['lowered HV layers'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phi_layer_eff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table:style-name="ce1"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1" office:value-type="string" calcext:value-type="string">
            <text:p>-140V layers</text:p>
          </table:table-cell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P1]-16" office:value-type="float" office:value="-3" calcext:value-type="float">
            <text:p>-3</text:p>
          </table:table-cell>
          <table:table-cell table:formula="of:=[phi_layer_eff.Q1]+1" office:value-type="float" office:value="1" calcext:value-type="float">
            <text:p>1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 table:style-name="ce1" office:value-type="float" office:value="0.955422" calcext:value-type="float">
            <text:p>0.9554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7325" calcext:value-type="float">
            <text:p>0.91732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9644" calcext:value-type="float">
            <text:p>0.829644</text:p>
          </table:table-cell>
          <table:table-cell table:style-name="ce1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P2]-16" office:value-type="float" office:value="2" calcext:value-type="float">
            <text:p>2</text:p>
          </table:table-cell>
          <table:table-cell table:formula="of:=[phi_layer_eff.Q2]+1" office:value-type="float" office:value="1" calcext:value-type="float">
            <text:p>1</text:p>
          </table:table-cell>
          <table:table-cell table:style-name="ce2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 table:style-name="ce1" office:value-type="float" office:value="0.952262" calcext:value-type="float">
            <text:p>0.95226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1075" calcext:value-type="float">
            <text:p>0.9107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1973" calcext:value-type="float">
            <text:p>0.921973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3]-16" office:value-type="float" office:value="3" calcext:value-type="float">
            <text:p>3</text:p>
          </table:table-cell>
          <table:table-cell table:formula="of:=[phi_layer_eff.Q3]+1" office:value-type="float" office:value="2" calcext:value-type="float">
            <text:p>2</text:p>
          </table:table-cell>
          <table:table-cell table:style-name="ce2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 table:style-name="ce1" office:value-type="float" office:value="0.949602" calcext:value-type="float">
            <text:p>0.94960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324757" calcext:value-type="float">
            <text:p>0.324757</text:p>
          </table:table-cell>
          <table:table-cell table:style-name="ce2" office:value-type="float" office:value="0.623524" calcext:value-type="float">
            <text:p>0.623524</text:p>
          </table:table-cell>
          <table:table-cell table:style-name="ce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068" calcext:value-type="float">
            <text:p>0.86068</text:p>
          </table:table-cell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4]-16" office:value-type="float" office:value="6" calcext:value-type="float">
            <text:p>6</text:p>
          </table:table-cell>
          <table:table-cell table:formula="of:=[phi_layer_eff.Q4]+1" office:value-type="float" office:value="2" calcext:value-type="float">
            <text:p>2</text:p>
          </table:table-cell>
          <table:table-cell table:style-name="ce2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 table:style-name="ce1" office:value-type="float" office:value="0.949742" calcext:value-type="float">
            <text:p>0.9497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50835" calcext:value-type="float">
            <text:p>0.95083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0869" calcext:value-type="float">
            <text:p>0.930869</text:p>
          </table:table-cell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5]-16" office:value-type="float" office:value="8" calcext:value-type="float">
            <text:p>8</text:p>
          </table:table-cell>
          <table:table-cell table:formula="of:=[phi_layer_eff.Q5]+1" office:value-type="float" office:value="2" calcext:value-type="float">
            <text:p>2</text:p>
          </table:table-cell>
          <table:table-cell table:style-name="ce2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 table:style-name="ce1" office:value-type="float" office:value="0.946711" calcext:value-type="float">
            <text:p>0.9467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6516" calcext:value-type="float">
            <text:p>0.93651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formula="of:=[phi_layer_eff.P6]-16" office:value-type="float" office:value="10" calcext:value-type="float">
            <text:p>10</text:p>
          </table:table-cell>
          <table:table-cell table:formula="of:=[phi_layer_eff.Q6]+1" office:value-type="float" office:value="4" calcext:value-type="float">
            <text:p>4</text:p>
          </table:table-cell>
          <table:table-cell table:style-name="ce2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 table:style-name="ce1" office:value-type="float" office:value="0.95642" calcext:value-type="float">
            <text:p>0.9564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23396" calcext:value-type="float">
            <text:p>0.92339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7]-16" office:value-type="float" office:value="12" calcext:value-type="float">
            <text:p>12</text:p>
          </table:table-cell>
          <table:table-cell table:formula="of:=[phi_layer_eff.Q7]+1" office:value-type="float" office:value="2" calcext:value-type="float">
            <text:p>2</text:p>
          </table:table-cell>
          <table:table-cell table:style-name="ce2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 table:style-name="ce1" office:value-type="float" office:value="0.953026" calcext:value-type="float">
            <text:p>0.9530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7092" calcext:value-type="float">
            <text:p>0.917092</text:p>
          </table:table-cell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P8]-16" office:value-type="float" office:value="14" calcext:value-type="float">
            <text:p>14</text:p>
          </table:table-cell>
          <table:table-cell table:formula="of:=[phi_layer_eff.Q8]+1" office:value-type="float" office:value="2" calcext:value-type="float">
            <text:p>2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 table:style-name="ce1" office:value-type="float" office:value="0.950872" calcext:value-type="float">
            <text:p>0.95087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08667" calcext:value-type="float">
            <text:p>0.90866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 table:style-name="ce1" office:value-type="float" office:value="0.945653" calcext:value-type="float">
            <text:p>0.94565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66226" calcext:value-type="float">
            <text:p>0.86622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 table:style-name="ce1" office:value-type="float" office:value="0.966093" calcext:value-type="float">
            <text:p>0.96609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75763" calcext:value-type="float">
            <text:p>0.9757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 table:style-name="ce1" office:value-type="float" office:value="0.942312" calcext:value-type="float">
            <text:p>0.94231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44294" calcext:value-type="float">
            <text:p>0.944294</text:p>
          </table:table-cell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 table:style-name="ce1" office:value-type="float" office:value="0.963356" calcext:value-type="float">
            <text:p>0.963356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34403" calcext:value-type="float">
            <text:p>0.9344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 table:style-name="ce1" office:value-type="float" office:value="0.957151" calcext:value-type="float">
            <text:p>0.9571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31029" calcext:value-type="float">
            <text:p>0.93102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 table:style-name="ce1" office:value-type="float" office:value="0.948637" calcext:value-type="float">
            <text:p>0.94863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07909" calcext:value-type="float">
            <text:p>0.907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 table:style-name="ce1" office:value-type="float" office:value="0.950326" calcext:value-type="float">
            <text:p>0.95032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31639" calcext:value-type="float">
            <text:p>0.93163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 table:style-name="ce1" office:value-type="float" office:value="0.948846" calcext:value-type="float">
            <text:p>0.9488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574549" calcext:value-type="float">
            <text:p>0.574549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1" office:value-type="float" office:value="0.953585" calcext:value-type="float">
            <text:p>0.95358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0.919011" calcext:value-type="float">
            <text:p>0.919011</text:p>
          </table:table-cell>
          <table:table-cell table:style-name="ce2"/>
          <table:table-cell table:number-columns-repeated="2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 table:style-name="ce1" office:value-type="float" office:value="0.955658" calcext:value-type="float">
            <text:p>0.95565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26037" calcext:value-type="float">
            <text:p>0.926037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 table:style-name="ce1" office:value-type="float" office:value="0.952675" calcext:value-type="float">
            <text:p>0.9526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30115" calcext:value-type="float">
            <text:p>0.930115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 table:style-name="ce1" office:value-type="float" office:value="0.947474" calcext:value-type="float">
            <text:p>0.947474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93953" calcext:value-type="float">
            <text:p>0.93953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 table:style-name="ce1" office:value-type="float" office:value="0.946079" calcext:value-type="float">
            <text:p>0.94607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888255" calcext:value-type="float">
            <text:p>0.888255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 table:style-name="ce1" office:value-type="float" office:value="0.953303" calcext:value-type="float">
            <text:p>0.9533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918104" calcext:value-type="float">
            <text:p>0.918104</text:p>
          </table:table-cell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style-name="ce1" office:value-type="float" office:value="0.948549" calcext:value-type="float">
            <text:p>0.948549</text:p>
          </table:table-cell>
          <table:table-cell table:number-columns-repeated="8"/>
          <table:table-cell table:style-name="ce2"/>
          <table:table-cell table:style-name="ce1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style-name="ce1" office:value-type="float" office:value="0.950336" calcext:value-type="float">
            <text:p>0.950336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style-name="ce1" office:value-type="float" office:value="0.952549" calcext:value-type="float">
            <text:p>0.952549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style-name="ce1" office:value-type="float" office:value="0.950735" calcext:value-type="float">
            <text:p>0.950735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style-name="ce1" office:value-type="float" office:value="0.943987" calcext:value-type="float">
            <text:p>0.943987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style-name="ce1" office:value-type="float" office:value="0.947272" calcext:value-type="float">
            <text:p>0.947272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style-name="ce1" office:value-type="float" office:value="0.950826" calcext:value-type="float">
            <text:p>0.950826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style-name="ce1" office:value-type="float" office:value="0.950144" calcext:value-type="float">
            <text:p>0.95014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style-name="ce1" office:value-type="float" office:value="0.948467" calcext:value-type="float">
            <text:p>0.94846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style-name="ce1" office:value-type="float" office:value="0.955224" calcext:value-type="float">
            <text:p>0.95522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style-name="ce1" office:value-type="float" office:value="0.950434" calcext:value-type="float">
            <text:p>0.95043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style-name="ce1" office:value-type="float" office:value="0.946573" calcext:value-type="float">
            <text:p>0.94657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style-name="ce1" office:value-type="float" office:value="0.92769" calcext:value-type="float">
            <text:p>0.92769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style-name="ce1" office:value-type="float" office:value="0.952844" calcext:value-type="float">
            <text:p>0.952844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style-name="ce1" office:value-type="float" office:value="0.943201" calcext:value-type="float">
            <text:p>0.94320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style-name="ce1" office:value-type="float" office:value="0.949207" calcext:value-type="float">
            <text:p>0.949207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style-name="ce1" office:value-type="float" office:value="0.952786" calcext:value-type="float">
            <text:p>0.952786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style-name="ce1" office:value-type="float" office:value="0.950305" calcext:value-type="float">
            <text:p>0.95030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style-name="ce1" office:value-type="float" office:value="0.943514" calcext:value-type="float">
            <text:p>0.943514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style-name="ce1" office:value-type="float" office:value="0.958819" calcext:value-type="float">
            <text:p>0.958819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style-name="ce1" office:value-type="float" office:value="0.961829" calcext:value-type="float">
            <text:p>0.961829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style-name="ce1" office:value-type="float" office:value="0.949684" calcext:value-type="float">
            <text:p>0.949684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style-name="ce1" office:value-type="float" office:value="0.952407" calcext:value-type="float">
            <text:p>0.952407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style-name="ce1" office:value-type="float" office:value="0.950265" calcext:value-type="float">
            <text:p>0.950265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style-name="ce1" office:value-type="float" office:value="0.944711" calcext:value-type="float">
            <text:p>0.944711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style-name="ce1" office:value-type="float" office:value="0.950729" calcext:value-type="float">
            <text:p>0.950729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style-name="ce1" office:value-type="float" office:value="0.952547" calcext:value-type="float">
            <text:p>0.952547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style-name="ce1" office:value-type="float" office:value="0.952499" calcext:value-type="float">
            <text:p>0.952499</text:p>
          </table:table-cell>
          <table:table-cell table:number-columns-repeated="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table:style-name="ce2" office:value-type="float" office:value="0.894479" calcext:value-type="float">
            <text:p>0.89447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style-name="ce1" office:value-type="float" office:value="0.954525" calcext:value-type="float">
            <text:p>0.954525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style-name="ce1" office:value-type="float" office:value="0.947416" calcext:value-type="float">
            <text:p>0.947416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style-name="ce1" office:value-type="float" office:value="0.938708" calcext:value-type="float">
            <text:p>0.938708</text:p>
          </table:table-cell>
          <table:table-cell table:number-columns-repeated="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table:style-name="ce2" office:value-type="float" office:value="0.883518" calcext:value-type="float">
            <text:p>0.8835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style-name="ce1" office:value-type="float" office:value="0.940543" calcext:value-type="float">
            <text:p>0.940543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style-name="ce1" office:value-type="float" office:value="0.938364" calcext:value-type="float">
            <text:p>0.93836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style-name="ce1" office:value-type="float" office:value="0.953048" calcext:value-type="float">
            <text:p>0.953048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style-name="ce1" office:value-type="float" office:value="0.953237" calcext:value-type="float">
            <text:p>0.953237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style-name="ce1" office:value-type="float" office:value="0.948074" calcext:value-type="float">
            <text:p>0.94807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style-name="ce1" office:value-type="float" office:value="0.943364" calcext:value-type="float">
            <text:p>0.94336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style-name="ce1" office:value-type="float" office:value="0.946323" calcext:value-type="float">
            <text:p>0.946323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style-name="ce1" office:value-type="float" office:value="0.952856" calcext:value-type="float">
            <text:p>0.952856</text:p>
          </table:table-cell>
          <table:table-cell table:number-columns-repeated="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table:style-name="ce2" office:value-type="float" office:value="0.869061" calcext:value-type="float">
            <text:p>0.86906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style-name="ce1" office:value-type="float" office:value="0.950231" calcext:value-type="float">
            <text:p>0.95023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style-name="ce1" office:value-type="float" office:value="0.945972" calcext:value-type="float">
            <text:p>0.94597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style-name="ce1" office:value-type="float" office:value="0.942248" calcext:value-type="float">
            <text:p>0.94224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style-name="ce1" office:value-type="float" office:value="0.950398" calcext:value-type="float">
            <text:p>0.95039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style-name="ce1" office:value-type="float" office:value="0.950301" calcext:value-type="float">
            <text:p>0.950301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style-name="ce1" office:value-type="float" office:value="0.93625" calcext:value-type="float">
            <text:p>0.93625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style-name="ce1" office:value-type="float" office:value="0.959096" calcext:value-type="float">
            <text:p>0.959096</text:p>
          </table:table-cell>
          <table:table-cell table:number-columns-repeated="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table:style-name="ce2" office:value-type="float" office:value="0.917901" calcext:value-type="float">
            <text:p>0.917901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style-name="ce1" office:value-type="float" office:value="0.955622" calcext:value-type="float">
            <text:p>0.955622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style-name="ce1" office:value-type="float" office:value="0.947445" calcext:value-type="float">
            <text:p>0.947445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style-name="ce1" office:value-type="float" office:value="0.952742" calcext:value-type="float">
            <text:p>0.952742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style-name="ce1" office:value-type="float" office:value="0.9519" calcext:value-type="float">
            <text:p>0.9519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style-name="ce1" office:value-type="float" office:value="0.956807" calcext:value-type="float">
            <text:p>0.956807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style-name="ce1" office:value-type="float" office:value="0.953161" calcext:value-type="float">
            <text:p>0.953161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style-name="ce1" office:value-type="float" office:value="0.951836" calcext:value-type="float">
            <text:p>0.951836</text:p>
          </table:table-cell>
          <table:table-cell table:number-columns-repeated="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table:style-name="ce2" office:value-type="float" office:value="0.898584" calcext:value-type="float">
            <text:p>0.898584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style-name="ce1" office:value-type="float" office:value="0.948997" calcext:value-type="float">
            <text:p>0.948997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style-name="ce1" office:value-type="float" office:value="0.952053" calcext:value-type="float">
            <text:p>0.952053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style-name="ce1" office:value-type="float" office:value="0.902753" calcext:value-type="float">
            <text:p>0.90275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style-name="ce1" office:value-type="float" office:value="0.957498" calcext:value-type="float">
            <text:p>0.957498</text:p>
          </table:table-cell>
          <table:table-cell table:number-columns-repeated="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table:style-name="ce2" office:value-type="float" office:value="0.920643" calcext:value-type="float">
            <text:p>0.92064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style-name="ce1" office:value-type="float" office:value="0.954226" calcext:value-type="float">
            <text:p>0.954226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style-name="ce1" office:value-type="float" office:value="0.943942" calcext:value-type="float">
            <text:p>0.943942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style-name="ce1" office:value-type="float" office:value="0.945503" calcext:value-type="float">
            <text:p>0.945503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style-name="ce1" office:value-type="float" office:value="0.947209" calcext:value-type="float">
            <text:p>0.94720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style-name="ce1" office:value-type="float" office:value="0.965722" calcext:value-type="float">
            <text:p>0.965722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style-name="ce1" office:value-type="float" office:value="0.934777" calcext:value-type="float">
            <text:p>0.934777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style-name="ce1" office:value-type="float" office:value="0.954504" calcext:value-type="float">
            <text:p>0.95450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style-name="ce1" office:value-type="float" office:value="0.954084" calcext:value-type="float">
            <text:p>0.95408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style-name="ce1" office:value-type="float" office:value="0.955487" calcext:value-type="float">
            <text:p>0.955487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style-name="ce1" office:value-type="float" office:value="0.951165" calcext:value-type="float">
            <text:p>0.95116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20"/>
        </table:table-row>
        <table:table-row table:style-name="ro1" table:number-rows-repeated="104847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ta_layer_eff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office:value-type="float" office:value="0.955338" calcext:value-type="float">
            <text:p>0.955338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float" office:value="0.941297" calcext:value-type="float">
            <text:p>0.94129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table:style-name="ce2"/>
          <table:table-cell office:value-type="string" calcext:value-type="string">
            <text:p>-140V layers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/>
          <table:table-cell table:style-name="ce1" office:value-type="float" office:value="303528.064300689" calcext:value-type="float">
            <text:p>303528.064300689</text:p>
          </table:table-cell>
          <table:table-cell table:formula="of:=[eta_layer_eff.R1]-16" office:value-type="float" office:value="-16" calcext:value-type="float">
            <text:p>-16</text:p>
          </table:table-cell>
          <table:table-cell table:formula="of:=[eta_layer_eff.S1]+1" office:value-type="float" office:value="1" calcext:value-type="float">
            <text:p>1</text:p>
          </table:table-cell>
          <table:table-cell table:formula="of:=[eta_layer_eff.W1]+0.25*([eta_layer_eff.X1]-1)" office:value-type="float" office:value="-16" calcext:value-type="float">
            <text:p>-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table:style-name="ce1" office:value-type="float" office:value="348354.230620232" calcext:value-type="float">
            <text:p>348354.230620232</text:p>
          </table:table-cell>
          <table:table-cell table:formula="of:=[eta_layer_eff.R2]-16" office:value-type="float" office:value="-15" calcext:value-type="float">
            <text:p>-15</text:p>
          </table:table-cell>
          <table:table-cell table:formula="of:=[eta_layer_eff.S2]+1" office:value-type="float" office:value="3" calcext:value-type="float">
            <text:p>3</text:p>
          </table:table-cell>
          <table:table-cell table:formula="of:=[eta_layer_eff.W2]+0.25*([eta_layer_eff.X2]-1)" office:value-type="float" office:value="-14.5" calcext:value-type="float">
            <text:p>-14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table:style-name="ce1" office:value-type="float" office:value="392913.478994599" calcext:value-type="float">
            <text:p>392913.478994599</text:p>
          </table:table-cell>
          <table:table-cell table:formula="of:=[eta_layer_eff.R3]-16" office:value-type="float" office:value="-13" calcext:value-type="float">
            <text:p>-13</text:p>
          </table:table-cell>
          <table:table-cell table:formula="of:=[eta_layer_eff.S3]+1" office:value-type="float" office:value="2" calcext:value-type="float">
            <text:p>2</text:p>
          </table:table-cell>
          <table:table-cell table:formula="of:=[eta_layer_eff.W3]+0.25*([eta_layer_eff.X3]-1)" office:value-type="float" office:value="-12.75" calcext:value-type="float">
            <text:p>-12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table:style-name="ce1" office:value-type="float" office:value="328815.362549005" calcext:value-type="float">
            <text:p>328815.362549005</text:p>
          </table:table-cell>
          <table:table-cell table:formula="of:=[eta_layer_eff.R4]-16" office:value-type="float" office:value="-11" calcext:value-type="float">
            <text:p>-11</text:p>
          </table:table-cell>
          <table:table-cell table:formula="of:=[eta_layer_eff.S4]+1" office:value-type="float" office:value="1" calcext:value-type="float">
            <text:p>1</text:p>
          </table:table-cell>
          <table:table-cell table:formula="of:=[eta_layer_eff.W4]+0.25*([eta_layer_eff.X4]-1)" office:value-type="float" office:value="-11" calcext:value-type="float">
            <text:p>-11</text:p>
          </table:table-cell>
          <table:table-cell office:value-type="string" calcext:value-type="string">
            <text:p>done</text:p>
          </table:table-cell>
          <table:table-cell/>
          <table:table-cell table:style-name="ce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 office:value-type="float" office:value="0.960298" calcext:value-type="float">
            <text:p>0.960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1" office:value-type="float" office:value="322569.162543925" calcext:value-type="float">
            <text:p>322569.162543925</text:p>
          </table:table-cell>
          <table:table-cell table:formula="of:=[eta_layer_eff.R5]-16" office:value-type="float" office:value="-11" calcext:value-type="float">
            <text:p>-11</text:p>
          </table:table-cell>
          <table:table-cell table:formula="of:=[eta_layer_eff.S5]+1" office:value-type="float" office:value="2" calcext:value-type="float">
            <text:p>2</text:p>
          </table:table-cell>
          <table:table-cell table:formula="of:=[eta_layer_eff.W5]+0.25*([eta_layer_eff.X5]-1)" office:value-type="float" office:value="-10.75" calcext:value-type="float">
            <text:p>-1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 office:value-type="float" office:value="0.953697" calcext:value-type="float">
            <text:p>0.953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42148" calcext:value-type="float">
            <text:p>0.9421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/>
          <table:table-cell table:style-name="ce1" office:value-type="float" office:value="370432.997805112" calcext:value-type="float">
            <text:p>370432.997805112</text:p>
          </table:table-cell>
          <table:table-cell table:formula="of:=[eta_layer_eff.R6]-16" office:value-type="float" office:value="-8" calcext:value-type="float">
            <text:p>-8</text:p>
          </table:table-cell>
          <table:table-cell table:formula="of:=[eta_layer_eff.S6]+1" office:value-type="float" office:value="3" calcext:value-type="float">
            <text:p>3</text:p>
          </table:table-cell>
          <table:table-cell table:formula="of:=[eta_layer_eff.W6]+0.25*([eta_layer_eff.X6]-1)" office:value-type="float" office:value="-7.5" calcext:value-type="float">
            <text:p>-7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949" calcext:value-type="float">
            <text:p>0.902949</text:p>
          </table:table-cell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/>
          <table:table-cell table:style-name="ce1" office:value-type="float" office:value="392566.429281291" calcext:value-type="float">
            <text:p>392566.429281291</text:p>
          </table:table-cell>
          <table:table-cell table:formula="of:=[eta_layer_eff.R7]-16" office:value-type="float" office:value="-6" calcext:value-type="float">
            <text:p>-6</text:p>
          </table:table-cell>
          <table:table-cell table:formula="of:=[eta_layer_eff.S7]+1" office:value-type="float" office:value="2" calcext:value-type="float">
            <text:p>2</text:p>
          </table:table-cell>
          <table:table-cell table:formula="of:=[eta_layer_eff.W7]+0.25*([eta_layer_eff.X7]-1)" office:value-type="float" office:value="-5.75" calcext:value-type="float">
            <text:p>-5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876" calcext:value-type="float">
            <text:p>0.899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float" office:value="0.856703" calcext:value-type="float">
            <text:p>0.856703</text:p>
          </table:table-cell>
          <table:table-cell office:value-type="string" calcext:value-type="string">
            <text:p>-200V layer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/>
          <table:table-cell table:style-name="ce1" office:value-type="float" office:value="388271.570406867" calcext:value-type="float">
            <text:p>388271.570406867</text:p>
          </table:table-cell>
          <table:table-cell table:formula="of:=[eta_layer_eff.R8]-16" office:value-type="float" office:value="-4" calcext:value-type="float">
            <text:p>-4</text:p>
          </table:table-cell>
          <table:table-cell table:formula="of:=[eta_layer_eff.S8]+1" office:value-type="float" office:value="2" calcext:value-type="float">
            <text:p>2</text:p>
          </table:table-cell>
          <table:table-cell table:formula="of:=[eta_layer_eff.W8]+0.25*([eta_layer_eff.X8]-1)" office:value-type="float" office:value="-3.75" calcext:value-type="float">
            <text:p>-3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053" calcext:value-type="float">
            <text:p>0.90053</text:p>
          </table:table-cell>
          <table:table-cell table:number-columns-repeated="8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/>
          <table:table-cell table:style-name="ce1" office:value-type="float" office:value="354319.255181267" calcext:value-type="float">
            <text:p>354319.255181267</text:p>
          </table:table-cell>
          <table:table-cell table:formula="of:=[eta_layer_eff.R9]-16" office:value-type="float" office:value="-4" calcext:value-type="float">
            <text:p>-4</text:p>
          </table:table-cell>
          <table:table-cell table:formula="of:=[eta_layer_eff.S9]+1" office:value-type="float" office:value="3" calcext:value-type="float">
            <text:p>3</text:p>
          </table:table-cell>
          <table:table-cell table:formula="of:=[eta_layer_eff.W9]+0.25*([eta_layer_eff.X9]-1)" office:value-type="float" office:value="-3.5" calcext:value-type="float">
            <text:p>-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0866" calcext:value-type="float">
            <text:p>0.930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876173" calcext:value-type="float">
            <text:p>0.876173</text:p>
          </table:table-cell>
          <table:table-cell table:number-columns-repeated="8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/>
          <table:table-cell table:style-name="ce1" office:value-type="float" office:value="370181.492111644" calcext:value-type="float">
            <text:p>370181.492111644</text:p>
          </table:table-cell>
          <table:table-cell table:formula="of:=[eta_layer_eff.R10]-16" office:value-type="float" office:value="2" calcext:value-type="float">
            <text:p>2</text:p>
          </table:table-cell>
          <table:table-cell table:formula="of:=[eta_layer_eff.S10]+1" office:value-type="float" office:value="2" calcext:value-type="float">
            <text:p>2</text:p>
          </table:table-cell>
          <table:table-cell table:formula="of:=[eta_layer_eff.W10]+0.25*([eta_layer_eff.X10]-1)" office:value-type="float" office:value="2.25" calcext:value-type="float">
            <text:p>2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 office:value-type="float" office:value="0.960233" calcext:value-type="float">
            <text:p>0.9602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8024" calcext:value-type="float">
            <text:p>0.94802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/>
          <table:table-cell table:style-name="ce1" office:value-type="float" office:value="285315.870244694" calcext:value-type="float">
            <text:p>285315.870244694</text:p>
          </table:table-cell>
          <table:table-cell table:formula="of:=[eta_layer_eff.R11]-16" office:value-type="float" office:value="3" calcext:value-type="float">
            <text:p>3</text:p>
          </table:table-cell>
          <table:table-cell table:formula="of:=[eta_layer_eff.S11]+1" office:value-type="float" office:value="3" calcext:value-type="float">
            <text:p>3</text:p>
          </table:table-cell>
          <table:table-cell table:formula="of:=[eta_layer_eff.W11]+0.25*([eta_layer_eff.X11]-1)" office:value-type="float" office:value="3.5" calcext:value-type="float">
            <text:p>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667" calcext:value-type="float">
            <text:p>0.931667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/>
          <table:table-cell table:style-name="ce1" office:value-type="float" office:value="316240.488529595" calcext:value-type="float">
            <text:p>316240.488529595</text:p>
          </table:table-cell>
          <table:table-cell table:formula="of:=[eta_layer_eff.R12]-16" office:value-type="float" office:value="4" calcext:value-type="float">
            <text:p>4</text:p>
          </table:table-cell>
          <table:table-cell table:formula="of:=[eta_layer_eff.S12]+1" office:value-type="float" office:value="1" calcext:value-type="float">
            <text:p>1</text:p>
          </table:table-cell>
          <table:table-cell table:formula="of:=[eta_layer_eff.W12]+0.25*([eta_layer_eff.X12]-1)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0105" calcext:value-type="float">
            <text:p>0.920105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/>
          <table:table-cell table:style-name="ce1" office:value-type="float" office:value="315386.759935999" calcext:value-type="float">
            <text:p>315386.759935999</text:p>
          </table:table-cell>
          <table:table-cell table:formula="of:=[eta_layer_eff.R13]-16" office:value-type="float" office:value="7" calcext:value-type="float">
            <text:p>7</text:p>
          </table:table-cell>
          <table:table-cell table:formula="of:=[eta_layer_eff.S13]+1" office:value-type="float" office:value="1" calcext:value-type="float">
            <text:p>1</text:p>
          </table:table-cell>
          <table:table-cell table:formula="of:=[eta_layer_eff.W13]+0.25*([eta_layer_eff.X13]-1)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3303" calcext:value-type="float">
            <text:p>0.913303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/>
          <table:table-cell table:style-name="ce1" office:value-type="float" office:value="344646.28974536" calcext:value-type="float">
            <text:p>344646.28974536</text:p>
          </table:table-cell>
          <table:table-cell table:formula="of:=[eta_layer_eff.R14]-16" office:value-type="float" office:value="10" calcext:value-type="float">
            <text:p>10</text:p>
          </table:table-cell>
          <table:table-cell table:formula="of:=[eta_layer_eff.S14]+1" office:value-type="float" office:value="1" calcext:value-type="float">
            <text:p>1</text:p>
          </table:table-cell>
          <table:table-cell table:formula="of:=[eta_layer_eff.W14]+0.25*([eta_layer_eff.X14]-1)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 office:value-type="float" office:value="0.939378" calcext:value-type="float">
            <text:p>0.9393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864" calcext:value-type="float">
            <text:p>0.90286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/>
          <table:table-cell table:style-name="ce1" office:value-type="float" office:value="368929.463757324" calcext:value-type="float">
            <text:p>368929.463757324</text:p>
          </table:table-cell>
          <table:table-cell table:formula="of:=[eta_layer_eff.R15]-16" office:value-type="float" office:value="11" calcext:value-type="float">
            <text:p>11</text:p>
          </table:table-cell>
          <table:table-cell table:formula="of:=[eta_layer_eff.S15]+1" office:value-type="float" office:value="2" calcext:value-type="float">
            <text:p>2</text:p>
          </table:table-cell>
          <table:table-cell table:formula="of:=[eta_layer_eff.W15]+0.25*([eta_layer_eff.X15]-1)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 office:value-type="float" office:value="0.961111" calcext:value-type="float">
            <text:p>0.961111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float" office:value="0.948533" calcext:value-type="float">
            <text:p>0.948533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/>
          <table:table-cell table:style-name="ce1" office:value-type="float" office:value="351474.335805635" calcext:value-type="float">
            <text:p>351474.335805635</text:p>
          </table:table-cell>
          <table:table-cell table:formula="of:=[eta_layer_eff.R16]-16" office:value-type="float" office:value="12" calcext:value-type="float">
            <text:p>12</text:p>
          </table:table-cell>
          <table:table-cell table:formula="of:=[eta_layer_eff.S16]+1" office:value-type="float" office:value="1" calcext:value-type="float">
            <text:p>1</text:p>
          </table:table-cell>
          <table:table-cell table:formula="of:=[eta_layer_eff.W16]+0.25*([eta_layer_eff.X16]-1)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0291" calcext:value-type="float">
            <text:p>0.910291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/>
          <table:table-cell table:style-name="ce1" office:value-type="float" office:value="361996.081479171" calcext:value-type="float">
            <text:p>361996.081479171</text:p>
          </table:table-cell>
          <table:table-cell table:formula="of:=[eta_layer_eff.R17]-16" office:value-type="float" office:value="13" calcext:value-type="float">
            <text:p>13</text:p>
          </table:table-cell>
          <table:table-cell table:formula="of:=[eta_layer_eff.S17]+1" office:value-type="float" office:value="3" calcext:value-type="float">
            <text:p>3</text:p>
          </table:table-cell>
          <table:table-cell table:formula="of:=[eta_layer_eff.W17]+0.25*([eta_layer_eff.X17]-1)" office:value-type="float" office:value="13.5" calcext:value-type="float">
            <text:p>1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.940434" calcext:value-type="float">
            <text:p>0.94043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formula="of:=[eta_layer_eff.R18]-16" office:value-type="float" office:value="-5" calcext:value-type="float">
            <text:p>-5</text:p>
          </table:table-cell>
          <table:table-cell table:formula="of:=[eta_layer_eff.S18]+1" office:value-type="float" office:value="2" calcext:value-type="float">
            <text:p>2</text:p>
          </table:table-cell>
          <table:table-cell table:formula="of:=[eta_layer_eff.W18]+0.25*([eta_layer_eff.X18]-1)" office:value-type="float" office:value="-4.75" calcext:value-type="float">
            <text:p>-4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36975" calcext:value-type="float">
            <text:p>0.936975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formula="of:=[eta_layer_eff.R19]-16" office:value-type="float" office:value="13" calcext:value-type="float">
            <text:p>13</text:p>
          </table:table-cell>
          <table:table-cell table:formula="of:=[eta_layer_eff.S19]+1" office:value-type="float" office:value="2" calcext:value-type="float">
            <text:p>2</text:p>
          </table:table-cell>
          <table:table-cell table:formula="of:=[eta_layer_eff.W19]+0.25*([eta_layer_eff.X19]-1)" office:value-type="float" office:value="13.25" calcext:value-type="float">
            <text:p>13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32491" calcext:value-type="float">
            <text:p>0.932491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formula="of:=[eta_layer_eff.R20]-16" office:value-type="float" office:value="-3" calcext:value-type="float">
            <text:p>-3</text:p>
          </table:table-cell>
          <table:table-cell table:formula="of:=[eta_layer_eff.S20]+1" office:value-type="float" office:value="1" calcext:value-type="float">
            <text:p>1</text:p>
          </table:table-cell>
          <table:table-cell table:formula="of:=[eta_layer_eff.W20]+0.25*([eta_layer_eff.X20]-1)" office:value-type="float" office:value="-3" calcext:value-type="float">
            <text:p>-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09394" calcext:value-type="float">
            <text:p>0.909394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formula="of:=[eta_layer_eff.R21]-16" office:value-type="float" office:value="-1" calcext:value-type="float">
            <text:p>-1</text:p>
          </table:table-cell>
          <table:table-cell table:formula="of:=[eta_layer_eff.S21]+1" office:value-type="float" office:value="2" calcext:value-type="float">
            <text:p>2</text:p>
          </table:table-cell>
          <table:table-cell table:formula="of:=[eta_layer_eff.W21]+0.25*([eta_layer_eff.X21]-1)" office:value-type="float" office:value="-0.75" calcext:value-type="float">
            <text:p>-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07433" calcext:value-type="float">
            <text:p>0.907433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25437" calcext:value-type="float">
            <text:p>0.925437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09336" calcext:value-type="float">
            <text:p>0.909336</text:p>
          </table:table-cell>
          <table:table-cell table:number-columns-repeated="6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571" calcext:value-type="float">
            <text:p>0.93357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113" calcext:value-type="float">
            <text:p>0.934113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office:value-type="float" office:value="0.953389" calcext:value-type="float">
            <text:p>0.953389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961" calcext:value-type="float">
            <text:p>0.9296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3602" calcext:value-type="float">
            <text:p>0.91360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0525" calcext:value-type="float">
            <text:p>0.910525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0204" calcext:value-type="float">
            <text:p>0.91020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132" calcext:value-type="float">
            <text:p>0.93413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office:value-type="float" office:value="0.951936" calcext:value-type="float">
            <text:p>0.95193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556" calcext:value-type="float">
            <text:p>0.93155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184" calcext:value-type="float">
            <text:p>0.93218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154" calcext:value-type="float">
            <text:p>0.91715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12" calcext:value-type="float">
            <text:p>0.91601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952642" calcext:value-type="float">
            <text:p>0.95264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2281" calcext:value-type="float">
            <text:p>0.93228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office:value-type="float" office:value="0.955779" calcext:value-type="float">
            <text:p>0.95577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office:value-type="float" office:value="0.947896" calcext:value-type="float">
            <text:p>0.94789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652" calcext:value-type="float">
            <text:p>0.925652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06" calcext:value-type="float">
            <text:p>0.92840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926" calcext:value-type="float">
            <text:p>0.92592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689" calcext:value-type="float">
            <text:p>0.93468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979" calcext:value-type="float">
            <text:p>0.934979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438" calcext:value-type="float">
            <text:p>0.93343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813" calcext:value-type="float">
            <text:p>0.88813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8548" calcext:value-type="float">
            <text:p>0.89854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office:value-type="float" office:value="0.964378" calcext:value-type="float">
            <text:p>0.96437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88" calcext:value-type="float">
            <text:p>0.9388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office:value-type="float" office:value="0.953036" calcext:value-type="float">
            <text:p>0.953036</text:p>
          </table:table-cell>
          <table:table-cell table:number-columns-repeated="22"/>
          <table:table-cell table:style-name="ce1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62" calcext:value-type="float">
            <text:p>0.9316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6094" calcext:value-type="float">
            <text:p>0.916094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511" calcext:value-type="float">
            <text:p>0.91511</text:p>
          </table:table-cell>
          <table:table-cell table:number-columns-repeated="2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office:value-type="float" office:value="0.934327" calcext:value-type="float">
            <text:p>0.934327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7132" calcext:value-type="float">
            <text:p>0.907132</text:p>
          </table:table-cell>
          <table:table-cell table:number-columns-repeated="2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office:value-type="float" office:value="0.956811" calcext:value-type="float">
            <text:p>0.95681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7012" calcext:value-type="float">
            <text:p>0.9370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4966" calcext:value-type="float">
            <text:p>0.934966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29" calcext:value-type="float">
            <text:p>0.93329</text:p>
          </table:table-cell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327" calcext:value-type="float">
            <text:p>0.91327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88" calcext:value-type="float">
            <text:p>0.9348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878" calcext:value-type="float">
            <text:p>0.93487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368" calcext:value-type="float">
            <text:p>0.93336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office:value-type="float" office:value="0.949496" calcext:value-type="float">
            <text:p>0.949496</text:p>
          </table:table-cell>
          <table:table-cell table:number-columns-repeated="2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office:value-type="float" office:value="0.970233" calcext:value-type="float">
            <text:p>0.970233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7186" calcext:value-type="float">
            <text:p>0.917186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41" calcext:value-type="float">
            <text:p>0.916041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1144" calcext:value-type="float">
            <text:p>0.911144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1305" calcext:value-type="float">
            <text:p>0.941305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office:value-type="float" office:value="0.95531" calcext:value-type="float">
            <text:p>0.95531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0803" calcext:value-type="float">
            <text:p>0.940803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7173" calcext:value-type="float">
            <text:p>0.93717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8933" calcext:value-type="float">
            <text:p>0.91893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office:value-type="float" office:value="0.965639" calcext:value-type="float">
            <text:p>0.965639</text:p>
          </table:table-cell>
          <table:table-cell table:number-columns-repeated="2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office:value-type="float" office:value="0.944927" calcext:value-type="float">
            <text:p>0.944927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494" calcext:value-type="float">
            <text:p>0.936494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458" calcext:value-type="float">
            <text:p>0.935458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286" calcext:value-type="float">
            <text:p>0.917286</text:p>
          </table:table-cell>
          <table:table-cell table:number-columns-repeated="2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office:value-type="float" office:value="0.963378" calcext:value-type="float">
            <text:p>0.963378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256" calcext:value-type="float">
            <text:p>0.911256</text:p>
          </table:table-cell>
          <table:table-cell table:number-columns-repeated="2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office:value-type="float" office:value="0.954475" calcext:value-type="float">
            <text:p>0.954475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9886" calcext:value-type="float">
            <text:p>0.939886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office:value-type="float" office:value="0.954664" calcext:value-type="float">
            <text:p>0.954664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64" calcext:value-type="float">
            <text:p>0.93364</text:p>
          </table:table-cell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871" calcext:value-type="float">
            <text:p>0.933871</text:p>
          </table:table-cell>
          <table:table-cell table:number-columns-repeated="2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office:value-type="float" office:value="0.954274" calcext:value-type="float">
            <text:p>0.954274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6997" calcext:value-type="float">
            <text:p>0.94699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4827" calcext:value-type="float">
            <text:p>0.92482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office:value-type="float" office:value="0.961966" calcext:value-type="float">
            <text:p>0.961966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765" calcext:value-type="float">
            <text:p>0.9376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575" calcext:value-type="float">
            <text:p>0.93457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24"/>
        </table:table-row>
        <table:table-row table:style-name="ro1" table:number-rows-repeated="104847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odified_phi_layer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66854" calcext:value-type="float">
            <text:p>0.6685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623524" calcext:value-type="float">
            <text:p>0.623524</text:p>
          </table:table-cell>
          <table:table-cell office:value-type="string" calcext:value-type="string">
            <text:p>use the 2<text:span text:style-name="T1">nd</text:span> column of eff</text:p>
          </table:table-cell>
          <table:table-cell table:style-name="ce1" office:value-type="float" office:value="0.623524" calcext:value-type="float">
            <text:p>0.623524</text:p>
          </table:table-cell>
          <table:table-cell office:value-type="string" calcext:value-type="string">
            <text:p>redoing eff for each layer by redoing avg of eff from each ch in layer 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876174" calcext:value-type="float">
            <text:p>0.876174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0.894479" calcext:value-type="float">
            <text:p>0.894479</text:p>
          </table:table-cell>
          <table:table-cell/>
          <table:table-cell office:value-type="float" office:value="0.894596" calcext:value-type="float">
            <text:p>0.894596</text:p>
          </table:table-cell>
          <table:table-cell office:value-type="string" calcext:value-type="string">
            <text:p>taking out adjacent channels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29961" calcext:value-type="float">
            <text:p>0.92996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0.883518" calcext:value-type="float">
            <text:p>0.883518</text:p>
          </table:table-cell>
          <table:table-cell/>
          <table:table-cell office:value-type="float" office:value="0.883579" calcext:value-type="float">
            <text:p>0.883579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18856" calcext:value-type="float">
            <text:p>0.91885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0.869061" calcext:value-type="float">
            <text:p>0.869061</text:p>
          </table:table-cell>
          <table:table-cell/>
          <table:table-cell office:value-type="float" office:value="0.86917" calcext:value-type="float">
            <text:p>0.86917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7402" calcext:value-type="float">
            <text:p>0.977402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0.917901" calcext:value-type="float">
            <text:p>0.917901</text:p>
          </table:table-cell>
          <table:table-cell/>
          <table:table-cell office:value-type="float" office:value="0.917964" calcext:value-type="float">
            <text:p>0.917964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28615" calcext:value-type="float">
            <text:p>0.928615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0.898584" calcext:value-type="float">
            <text:p>0.898584</text:p>
          </table:table-cell>
          <table:table-cell/>
          <table:table-cell office:value-type="float" office:value="0.898646" calcext:value-type="float">
            <text:p>0.898646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5228" calcext:value-type="float">
            <text:p>0.975228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0.920643" calcext:value-type="float">
            <text:p>0.920643</text:p>
          </table:table-cell>
          <table:table-cell/>
          <table:table-cell office:value-type="float" office:value="0.920696" calcext:value-type="float">
            <text:p>0.920696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7786" calcext:value-type="float">
            <text:p>0.967786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919011" calcext:value-type="float">
            <text:p>0.919011</text:p>
          </table:table-cell>
          <table:table-cell/>
          <table:table-cell office:value-type="float" office:value="0.919074" calcext:value-type="float">
            <text:p>0.91907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911593" calcext:value-type="float">
            <text:p>0.9115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961098" calcext:value-type="float">
            <text:p>0.9610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932875" calcext:value-type="float">
            <text:p>0.93287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934732" calcext:value-type="float">
            <text:p>0.934732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</table:table>
      <table:table table:name="modified_eta_layers" table:style-name="ta1">
        <table:table-column table:style-name="co1" table:number-columns-repeated="1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84" calcext:value-type="float">
            <text:p>0.96184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6516" calcext:value-type="float">
            <text:p>0.96516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878284" calcext:value-type="float">
            <text:p>0.878284</text:p>
          </table:table-cell>
          <table:table-cell table:style-name="ce1" office:value-type="float" office:value="92932.4725592466" calcext:value-type="float">
            <text:p>92932.4725592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76208" calcext:value-type="float">
            <text:p>0.976208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71852" calcext:value-type="float">
            <text:p>0.971852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963217" calcext:value-type="float">
            <text:p>0.963217</text:p>
          </table:table-cell>
          <table:table-cell table:style-name="ce1" office:value-type="float" office:value="115015.537527879" calcext:value-type="float">
            <text:p>115015.53752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3274" calcext:value-type="float">
            <text:p>0.973274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4359" calcext:value-type="float">
            <text:p>0.984359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974281" calcext:value-type="float">
            <text:p>0.974281</text:p>
          </table:table-cell>
          <table:table-cell table:style-name="ce1" office:value-type="float" office:value="137380.337124857" calcext:value-type="float">
            <text:p>137380.337124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717" calcext:value-type="float">
            <text:p>0.98717</text:p>
          </table:table-cell>
          <table:table-cell office:value-type="float" office:value="332765.470517924" calcext:value-type="float">
            <text:p>332765.47051792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973823" calcext:value-type="float">
            <text:p>0.973823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966194" calcext:value-type="float">
            <text:p>0.966194</text:p>
          </table:table-cell>
          <table:table-cell table:style-name="ce1" office:value-type="float" office:value="104365.117278332" calcext:value-type="float">
            <text:p>104365.1172783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3521" calcext:value-type="float">
            <text:p>0.983521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67944" calcext:value-type="float">
            <text:p>0.967944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966549" calcext:value-type="float">
            <text:p>0.966549</text:p>
          </table:table-cell>
          <table:table-cell table:style-name="ce1" office:value-type="float" office:value="126660.569769894" calcext:value-type="float">
            <text:p>126660.569769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348354.230620232" calcext:value-type="float">
            <text:p>348354.2306202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959969" calcext:value-type="float">
            <text:p>0.959969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78443" calcext:value-type="float">
            <text:p>0.978443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97314" calcext:value-type="float">
            <text:p>0.9731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/>
          <table:table-cell office:value-type="string" calcext:value-type="string">
            <text:p>-140V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5008" calcext:value-type="float">
            <text:p>0.975008</text:p>
          </table:table-cell>
          <table:table-cell office:value-type="float" office:value="318710.436911264" calcext:value-type="float">
            <text:p>318710.4369112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970902" calcext:value-type="float">
            <text:p>0.97090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4173" calcext:value-type="float">
            <text:p>0.974173</text:p>
          </table:table-cell>
          <table:table-cell office:value-type="float" office:value="342563.821378261" calcext:value-type="float">
            <text:p>342563.821378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971597" calcext:value-type="float">
            <text:p>0.97159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68283" calcext:value-type="float">
            <text:p>0.968283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43862" calcext:value-type="float">
            <text:p>0.943862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72299" calcext:value-type="float">
            <text:p>0.972299</text:p>
          </table:table-cell>
          <table:table-cell office:value-type="float" office:value="392913.478994599" calcext:value-type="float">
            <text:p>392913.4789945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92887" calcext:value-type="float">
            <text:p>0.992887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81939" calcext:value-type="float">
            <text:p>0.981939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96845" calcext:value-type="float">
            <text:p>0.96845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2781" calcext:value-type="float">
            <text:p>0.982781</text:p>
          </table:table-cell>
          <table:table-cell office:value-type="float" office:value="377868.439312944" calcext:value-type="float">
            <text:p>377868.4393129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985529" calcext:value-type="float">
            <text:p>0.985529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7843" calcext:value-type="float">
            <text:p>0.977843</text:p>
          </table:table-cell>
          <table:table-cell office:value-type="float" office:value="321009.955167222" calcext:value-type="float">
            <text:p>321009.955167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978907" calcext:value-type="float">
            <text:p>0.978907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862634" calcext:value-type="float">
            <text:p>0.862634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31516" calcext:value-type="float">
            <text:p>0.931516</text:p>
          </table:table-cell>
          <table:table-cell office:value-type="float" office:value="328815.362549005" calcext:value-type="float">
            <text:p>328815.362549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.972375" calcext:value-type="float">
            <text:p>0.972375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/>
          <table:table-cell office:value-type="string" calcext:value-type="string">
            <text:p>-200V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66315" calcext:value-type="float">
            <text:p>0.966315</text:p>
          </table:table-cell>
          <table:table-cell office:value-type="float" office:value="322569.162543925" calcext:value-type="float">
            <text:p>322569.1625439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956755" calcext:value-type="float">
            <text:p>0.956755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982125" calcext:value-type="float">
            <text:p>0.982125</text:p>
          </table:table-cell>
          <table:table-cell office:value-type="float" office:value="362663.598239193" calcext:value-type="float">
            <text:p>362663.5982391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0.965538" calcext:value-type="float">
            <text:p>0.965538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8879" calcext:value-type="float">
            <text:p>0.978879</text:p>
          </table:table-cell>
          <table:table-cell office:value-type="float" office:value="341938.230147599" calcext:value-type="float">
            <text:p>341938.230147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974583" calcext:value-type="float">
            <text:p>0.974583</text:p>
          </table:table-cell>
          <table:table-cell table:style-name="ce1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362179.563741546" calcext:value-type="float">
            <text:p>362179.5637415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968051" calcext:value-type="float">
            <text:p>0.968051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972254" calcext:value-type="float">
            <text:p>0.972254</text:p>
          </table:table-cell>
          <table:table-cell office:value-type="float" office:value="387517.467432215" calcext:value-type="float">
            <text:p>387517.467432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.962176" calcext:value-type="float">
            <text:p>0.962176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96892" calcext:value-type="float">
            <text:p>0.96892</text:p>
          </table:table-cell>
          <table:table-cell table:style-name="ce1" office:value-type="float" office:value="372201.0867255" calcext:value-type="float">
            <text:p>372201.0867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970965" calcext:value-type="float">
            <text:p>0.970965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863" calcext:value-type="float">
            <text:p>0.9863</text:p>
          </table:table-cell>
          <table:table-cell office:value-type="float" office:value="313575.29882395" calcext:value-type="float">
            <text:p>313575.298823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.970757" calcext:value-type="float">
            <text:p>0.970757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380175.286450745" calcext:value-type="float">
            <text:p>380175.2864507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.962479" calcext:value-type="float">
            <text:p>0.962479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980551" calcext:value-type="float">
            <text:p>0.980551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78562" calcext:value-type="float">
            <text:p>0.978562</text:p>
          </table:table-cell>
          <table:table-cell office:value-type="float" office:value="343844.667825467" calcext:value-type="float">
            <text:p>343844.667825467</text:p>
          </table:table-cell>
          <table:table-cell/>
          <table:table-cell office:value-type="string" calcext:value-type="string">
            <text:p>-60V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977239" calcext:value-type="float">
            <text:p>0.977239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958005" calcext:value-type="float">
            <text:p>0.95800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967936" calcext:value-type="float">
            <text:p>0.967936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84623" calcext:value-type="float">
            <text:p>0.984623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981577" calcext:value-type="float">
            <text:p>0.981577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78491" calcext:value-type="float">
            <text:p>0.978491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961959" calcext:value-type="float">
            <text:p>0.961959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970721" calcext:value-type="float">
            <text:p>0.970721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86002" calcext:value-type="float">
            <text:p>0.986002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982221" calcext:value-type="float">
            <text:p>0.982221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961117" calcext:value-type="float">
            <text:p>0.961117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978506" calcext:value-type="float">
            <text:p>0.978506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60095" calcext:value-type="float">
            <text:p>0.96009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954332" calcext:value-type="float">
            <text:p>0.954332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63075" calcext:value-type="float">
            <text:p>0.96307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987598" calcext:value-type="float">
            <text:p>0.987598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984037" calcext:value-type="float">
            <text:p>0.984037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78257" calcext:value-type="float">
            <text:p>0.978257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971659" calcext:value-type="float">
            <text:p>0.971659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972239" calcext:value-type="float">
            <text:p>0.972239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957644" calcext:value-type="float">
            <text:p>0.957644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982536" calcext:value-type="float">
            <text:p>0.982536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80713" calcext:value-type="float">
            <text:p>0.980713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962183" calcext:value-type="float">
            <text:p>0.962183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.966627" calcext:value-type="float">
            <text:p>0.966627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86473" calcext:value-type="float">
            <text:p>0.98647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984206" calcext:value-type="float">
            <text:p>0.984206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.959924" calcext:value-type="float">
            <text:p>0.959924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97595" calcext:value-type="float">
            <text:p>0.9759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960519" calcext:value-type="float">
            <text:p>0.960519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975779" calcext:value-type="float">
            <text:p>0.975779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971107" calcext:value-type="float">
            <text:p>0.971107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966611" calcext:value-type="float">
            <text:p>0.96661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.978719" calcext:value-type="float">
            <text:p>0.978719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977996" calcext:value-type="float">
            <text:p>0.97799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974829" calcext:value-type="float">
            <text:p>0.974829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971798" calcext:value-type="float">
            <text:p>0.971798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986576" calcext:value-type="float">
            <text:p>0.98657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984713" calcext:value-type="float">
            <text:p>0.984713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984247" calcext:value-type="float">
            <text:p>0.98424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.978479" calcext:value-type="float">
            <text:p>0.978479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982135" calcext:value-type="float">
            <text:p>0.982135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961692" calcext:value-type="float">
            <text:p>0.961692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97731" calcext:value-type="float">
            <text:p>0.97731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970982" calcext:value-type="float">
            <text:p>0.970982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.980062" calcext:value-type="float">
            <text:p>0.980062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63618" calcext:value-type="float">
            <text:p>0.963618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97638" calcext:value-type="float">
            <text:p>0.97638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973079" calcext:value-type="float">
            <text:p>0.973079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0.968248" calcext:value-type="float">
            <text:p>0.968248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987811" calcext:value-type="float">
            <text:p>0.9878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963182" calcext:value-type="float">
            <text:p>0.96318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977644" calcext:value-type="float">
            <text:p>0.977644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974796" calcext:value-type="float">
            <text:p>0.974796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966394" calcext:value-type="float">
            <text:p>0.966394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965594" calcext:value-type="float">
            <text:p>0.965594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87145" calcext:value-type="float">
            <text:p>0.98714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983859" calcext:value-type="float">
            <text:p>0.983859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981041" calcext:value-type="float">
            <text:p>0.981041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972032" calcext:value-type="float">
            <text:p>0.972032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2"/>
        </table:table-row>
      </table:table>
      <table:table table:name="layer1" table:style-name="ta1">
        <table:table-column table:style-name="co1" table:number-columns-repeated="1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84" calcext:value-type="float">
            <text:p>0.96184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4359" calcext:value-type="float">
            <text:p>0.984359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878284" calcext:value-type="float">
            <text:p>0.878284</text:p>
          </table:table-cell>
          <table:table-cell table:style-name="ce1" office:value-type="float" office:value="92932.4725592466" calcext:value-type="float">
            <text:p>92932.4725592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8879" calcext:value-type="float">
            <text:p>0.978879</text:p>
          </table:table-cell>
          <table:table-cell office:value-type="float" office:value="341938.230147599" calcext:value-type="float">
            <text:p>341938.2301475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985529" calcext:value-type="float">
            <text:p>0.985529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966194" calcext:value-type="float">
            <text:p>0.966194</text:p>
          </table:table-cell>
          <table:table-cell table:style-name="ce1" office:value-type="float" office:value="104365.117278332" calcext:value-type="float">
            <text:p>104365.117278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863" calcext:value-type="float">
            <text:p>0.9863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78562" calcext:value-type="float">
            <text:p>0.978562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2"/>
          <table:table-cell office:value-type="string" calcext:value-type="string">
            <text:p>-60V</text:p>
          </table:table-cell>
          <table:table-cell table:number-columns-repeated="4"/>
          <table:table-cell office:value-type="string" calcext:value-type="string">
            <text:p>-140V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84623" calcext:value-type="float">
            <text:p>0.984623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78491" calcext:value-type="float">
            <text:p>0.978491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86002" calcext:value-type="float">
            <text:p>0.986002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978506" calcext:value-type="float">
            <text:p>0.978506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78257" calcext:value-type="float">
            <text:p>0.978257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80713" calcext:value-type="float">
            <text:p>0.980713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86473" calcext:value-type="float">
            <text:p>0.98647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960519" calcext:value-type="float">
            <text:p>0.960519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977996" calcext:value-type="float">
            <text:p>0.97799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986576" calcext:value-type="float">
            <text:p>0.98657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982135" calcext:value-type="float">
            <text:p>0.982135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63618" calcext:value-type="float">
            <text:p>0.963618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987811" calcext:value-type="float">
            <text:p>0.9878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963182" calcext:value-type="float">
            <text:p>0.96318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87145" calcext:value-type="float">
            <text:p>0.98714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981041" calcext:value-type="float">
            <text:p>0.981041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2"/>
        </table:table-row>
      </table:table>
      <table:table table:name="Layer2" table:style-name="ta1">
        <table:table-column table:style-name="co1" table:number-columns-repeated="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76208" calcext:value-type="float">
            <text:p>0.976208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43862" calcext:value-type="float">
            <text:p>0.943862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974281" calcext:value-type="float">
            <text:p>0.974281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862634" calcext:value-type="float">
            <text:p>0.862634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3521" calcext:value-type="float">
            <text:p>0.983521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956755" calcext:value-type="float">
            <text:p>0.956755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966549" calcext:value-type="float">
            <text:p>0.966549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5008" calcext:value-type="float">
            <text:p>0.975008</text:p>
          </table:table-cell>
          <table:table-cell office:value-type="float" office:value="318710.436911264" calcext:value-type="float">
            <text:p>318710.4369112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974583" calcext:value-type="float">
            <text:p>0.974583</text:p>
          </table:table-cell>
          <table:table-cell table:style-name="ce1" office:value-type="float" office:value="216610.687506233" calcext:value-type="float">
            <text:p>216610.68750623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72299" calcext:value-type="float">
            <text:p>0.972299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7843" calcext:value-type="float">
            <text:p>0.977843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66315" calcext:value-type="float">
            <text:p>0.96631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977239" calcext:value-type="float">
            <text:p>0.977239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981577" calcext:value-type="float">
            <text:p>0.981577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961959" calcext:value-type="float">
            <text:p>0.961959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60095" calcext:value-type="float">
            <text:p>0.96009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987598" calcext:value-type="float">
            <text:p>0.987598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957644" calcext:value-type="float">
            <text:p>0.957644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962183" calcext:value-type="float">
            <text:p>0.962183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984206" calcext:value-type="float">
            <text:p>0.984206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975779" calcext:value-type="float">
            <text:p>0.975779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974829" calcext:value-type="float">
            <text:p>0.974829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984713" calcext:value-type="float">
            <text:p>0.984713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961692" calcext:value-type="float">
            <text:p>0.961692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97638" calcext:value-type="float">
            <text:p>0.97638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977644" calcext:value-type="float">
            <text:p>0.977644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983859" calcext:value-type="float">
            <text:p>0.983859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8"/>
        </table:table-row>
      </table:table>
      <table:table table:name="Layer3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3274" calcext:value-type="float">
            <text:p>0.973274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67944" calcext:value-type="float">
            <text:p>0.967944</text:p>
          </table:table-cell>
          <table:table-cell table:style-name="ce1" office:value-type="float" office:value="214409.682030695" calcext:value-type="float">
            <text:p>214409.682030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348354.230620232" calcext:value-type="float">
            <text:p>348354.2306202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92887" calcext:value-type="float">
            <text:p>0.992887</text:p>
          </table:table-cell>
          <table:table-cell table:style-name="ce1" office:value-type="float" office:value="173871.236256014" calcext:value-type="float">
            <text:p>173871.236256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4173" calcext:value-type="float">
            <text:p>0.974173</text:p>
          </table:table-cell>
          <table:table-cell office:value-type="float" office:value="342563.821378261" calcext:value-type="float">
            <text:p>342563.8213782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96845" calcext:value-type="float">
            <text:p>0.96845</text:p>
          </table:table-cell>
          <table:table-cell table:style-name="ce1" office:value-type="float" office:value="210481.084160295" calcext:value-type="float">
            <text:p>210481.084160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81939" calcext:value-type="float">
            <text:p>0.981939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978907" calcext:value-type="float">
            <text:p>0.978907</text:p>
          </table:table-cell>
          <table:table-cell table:style-name="ce1" office:value-type="float" office:value="209223.027028417" calcext:value-type="float">
            <text:p>209223.027028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982125" calcext:value-type="float">
            <text:p>0.982125</text:p>
          </table:table-cell>
          <table:table-cell office:value-type="float" office:value="362663.598239193" calcext:value-type="float">
            <text:p>362663.5982391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968051" calcext:value-type="float">
            <text:p>0.968051</text:p>
          </table:table-cell>
          <table:table-cell table:style-name="ce1" office:value-type="float" office:value="186638.362584663" calcext:value-type="float">
            <text:p>186638.362584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972254" calcext:value-type="float">
            <text:p>0.972254</text:p>
          </table:table-cell>
          <table:table-cell office:value-type="float" office:value="387517.467432215" calcext:value-type="float">
            <text:p>387517.4674322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970965" calcext:value-type="float">
            <text:p>0.970965</text:p>
          </table:table-cell>
          <table:table-cell table:style-name="ce1" office:value-type="float" office:value="270498.753384586" calcext:value-type="float">
            <text:p>270498.753384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980551" calcext:value-type="float">
            <text:p>0.980551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958005" calcext:value-type="float">
            <text:p>0.95800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982221" calcext:value-type="float">
            <text:p>0.982221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954332" calcext:value-type="float">
            <text:p>0.954332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971659" calcext:value-type="float">
            <text:p>0.971659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982536" calcext:value-type="float">
            <text:p>0.982536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.959924" calcext:value-type="float">
            <text:p>0.959924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971107" calcext:value-type="float">
            <text:p>0.971107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984247" calcext:value-type="float">
            <text:p>0.98424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97731" calcext:value-type="float">
            <text:p>0.97731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973079" calcext:value-type="float">
            <text:p>0.973079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974796" calcext:value-type="float">
            <text:p>0.974796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965594" calcext:value-type="float">
            <text:p>0.965594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972032" calcext:value-type="float">
            <text:p>0.972032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6"/>
        </table:table-row>
      </table:table>
      <table:table table:name="Layer4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68283" calcext:value-type="float">
            <text:p>0.968283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6516" calcext:value-type="float">
            <text:p>0.96516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963217" calcext:value-type="float">
            <text:p>0.963217</text:p>
          </table:table-cell>
          <table:table-cell table:style-name="ce1" office:value-type="float" office:value="115015.537527879" calcext:value-type="float">
            <text:p>115015.537527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96892" calcext:value-type="float">
            <text:p>0.96892</text:p>
          </table:table-cell>
          <table:table-cell table:style-name="ce1" office:value-type="float" office:value="372201.0867255" calcext:value-type="float">
            <text:p>372201.0867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71852" calcext:value-type="float">
            <text:p>0.971852</text:p>
          </table:table-cell>
          <table:table-cell office:value-type="float" office:value="180851.40209414" calcext:value-type="float">
            <text:p>180851.402094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967936" calcext:value-type="float">
            <text:p>0.967936</text:p>
          </table:table-cell>
          <table:table-cell office:value-type="float" office:value="401399.204501338" calcext:value-type="float">
            <text:p>401399.2045013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973823" calcext:value-type="float">
            <text:p>0.973823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970721" calcext:value-type="float">
            <text:p>0.970721</text:p>
          </table:table-cell>
          <table:table-cell office:value-type="float" office:value="383555.40418755" calcext:value-type="float">
            <text:p>383555.404187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959969" calcext:value-type="float">
            <text:p>0.959969</text:p>
          </table:table-cell>
          <table:table-cell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961117" calcext:value-type="float">
            <text:p>0.961117</text:p>
          </table:table-cell>
          <table:table-cell office:value-type="float" office:value="338610.97523951" calcext:value-type="float">
            <text:p>338610.975239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97314" calcext:value-type="float">
            <text:p>0.97314</text:p>
          </table:table-cell>
          <table:table-cell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63075" calcext:value-type="float">
            <text:p>0.963075</text:p>
          </table:table-cell>
          <table:table-cell office:value-type="float" office:value="411295.301985074" calcext:value-type="float">
            <text:p>411295.3019850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970902" calcext:value-type="float">
            <text:p>0.970902</text:p>
          </table:table-cell>
          <table:table-cell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984037" calcext:value-type="float">
            <text:p>0.984037</text:p>
          </table:table-cell>
          <table:table-cell office:value-type="float" office:value="397822.971523206" calcext:value-type="float">
            <text:p>397822.9715232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971597" calcext:value-type="float">
            <text:p>0.971597</text:p>
          </table:table-cell>
          <table:table-cell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972239" calcext:value-type="float">
            <text:p>0.972239</text:p>
          </table:table-cell>
          <table:table-cell office:value-type="float" office:value="448918.245201091" calcext:value-type="float">
            <text:p>448918.2452010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.972375" calcext:value-type="float">
            <text:p>0.972375</text:p>
          </table:table-cell>
          <table:table-cell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.966627" calcext:value-type="float">
            <text:p>0.966627</text:p>
          </table:table-cell>
          <table:table-cell office:value-type="float" office:value="346462.043132986" calcext:value-type="float">
            <text:p>346462.0431329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0.965538" calcext:value-type="float">
            <text:p>0.965538</text:p>
          </table:table-cell>
          <table:table-cell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97595" calcext:value-type="float">
            <text:p>0.97595</text:p>
          </table:table-cell>
          <table:table-cell office:value-type="float" office:value="349564.503480597" calcext:value-type="float">
            <text:p>349564.5034805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.962176" calcext:value-type="float">
            <text:p>0.962176</text:p>
          </table:table-cell>
          <table:table-cell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966611" calcext:value-type="float">
            <text:p>0.966611</text:p>
          </table:table-cell>
          <table:table-cell office:value-type="float" office:value="369236.305501702" calcext:value-type="float">
            <text:p>369236.3055017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.970757" calcext:value-type="float">
            <text:p>0.970757</text:p>
          </table:table-cell>
          <table:table-cell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.978719" calcext:value-type="float">
            <text:p>0.978719</text:p>
          </table:table-cell>
          <table:table-cell office:value-type="float" office:value="354994.545255458" calcext:value-type="float">
            <text:p>354994.5452554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.962479" calcext:value-type="float">
            <text:p>0.962479</text:p>
          </table:table-cell>
          <table:table-cell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.978479" calcext:value-type="float">
            <text:p>0.978479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970982" calcext:value-type="float">
            <text:p>0.970982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.980062" calcext:value-type="float">
            <text:p>0.980062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0.968248" calcext:value-type="float">
            <text:p>0.968248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966394" calcext:value-type="float">
            <text:p>0.966394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21:56:46.217986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7-01-20T00:07:38.638738911</dc:date>
    <dc:creator>Lidens </dc:creator>
    <meta:editing-duration>P1DT20H57M27S</meta:editing-duration>
    <meta:editing-cycles>264</meta:editing-cycles>
    <meta:generator>LibreOffice/4.4.4.2$Linux_X86_64 LibreOffice_project/40$Build-2</meta:generator>
    <meta:document-statistic meta:table-count="15" meta:cell-count="5157" meta:object-count="0"/>
  </office:meta>
</office:document-meta>
</file>